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officeooo:rsid="001cb2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/></text:h>
      <text:h text:style-name="Heading_20_1" text:outline-level="1"><text:span text:style-name="Strong_20_Emphasis"><text:span text:style-name="T1">Chapter 9</text:span></text:span><text:span text:style-name="Strong_20_Emphasis">. Your Body’s Warning Lights (and When to Act Fast)</text:span></text:h>
      <text:p text:style-name="Text_20_body">High blood pressure usually creeps in quietly. But sometimes the body gives clear signals that pressure is rising to dangerous levels. These signals are not “maybe” symptoms — they’re mechanical indicators, like a car dashboard warning light. Ignore them, and things break.</text:p>
      <text:p text:style-name="Text_20_body">Below are the signs that deserve attention, what they likely mean, and when to get help.</text:p>
      <text:p text:style-name="Horizontal_20_Line"/>
      <text:h text:style-name="Heading_20_2" text:outline-level="2"><text:span text:style-name="Strong_20_Emphasis"><text:span text:style-name="T1">9</text:span></text:span><text:span text:style-name="Strong_20_Emphasis">.1 Mild to Moderate Warning Signs — Act the Same Day</text:span></text:h>
      <text:p text:style-name="Text_20_body">These symptoms don’t necessarily mean an emergency, but they <text:span text:style-name="Emphasis">do</text:span> mean the pressure is running too high or fluctuating sharply.</text:p>
      <text:h text:style-name="Heading_20_3" text:outline-level="3"><text:span text:style-name="Strong_20_Emphasis">• Head pressure or tightness (not normal headache)</text:span></text:h>
      <text:p text:style-name="Text_20_body">Feels like:</text:p>
      <text:list text:style-name="L1">
        <text:list-item>
          <text:p text:style-name="P1">A band around the skull</text:p>
        </text:list-item>
        <text:list-item>
          <text:p text:style-name="P1">Pressure behind the eyes</text:p>
        </text:list-item>
        <text:list-item>
          <text:p text:style-name="P1">A sense of “fullness” when you bend down</text:p>
        </text:list-item>
      </text:list>
      <text:p text:style-name="Text_20_body">Reason:<text:line-break/>Blood vessels in the head are under more tension.</text:p>
      <text:p text:style-name="Text_20_body">What to do:<text:line-break/>Rest, hydrate, reduce salt, breathe slowly through the nose for 2–3 minutes.<text:line-break/>Check your blood pressure within an hour.</text:p>
      <text:p text:style-name="Horizontal_20_Line"/>
      <text:h text:style-name="Heading_20_3" text:outline-level="3"><text:span text:style-name="Strong_20_Emphasis">• Chest “awareness”, fluttering, or short stabs</text:span></text:h>
      <text:p text:style-name="Text_20_body">Not necessarily pain — just unusual sensations.</text:p>
      <text:p text:style-name="Text_20_body">Reason:<text:line-break/>The heart is working harder than normal.</text:p>
      <text:p text:style-name="Text_20_body">What to do:<text:line-break/>Sit down. Avoid exertion for the day.<text:line-break/>Check BP and pulse.</text:p>
      <text:p text:style-name="Horizontal_20_Line"/>
      <text:h text:style-name="Heading_20_3" text:outline-level="3"><text:soft-page-break/><text:span text:style-name="Strong_20_Emphasis">• Light-headedness when standing</text:span></text:h>
      <text:p text:style-name="Text_20_body">Reason:<text:line-break/>Pressure swings or medication balance issues.</text:p>
      <text:p text:style-name="Text_20_body">What to do:<text:line-break/>Move slowly.<text:line-break/>Eat a light, salty snack if you’ve been restricting salt too much.<text:line-break/>Check BP sitting and standing.</text:p>
      <text:p text:style-name="Horizontal_20_Line"/>
      <text:h text:style-name="Heading_20_3" text:outline-level="3"><text:span text:style-name="Strong_20_Emphasis">• Feeling “pumped” or over-stimulated without reason</text:span></text:h>
      <text:p text:style-name="Text_20_body">Adrenal stress response.<text:line-break/>Common when BP spikes.</text:p>
      <text:p text:style-name="Text_20_body">What to do:<text:line-break/>Calm breathing.<text:line-break/>Walk slowly for 5–10 minutes.<text:line-break/>Re-check BP later.</text:p>
      <text:p text:style-name="Horizontal_20_Line"/>
      <text:h text:style-name="Heading_20_2" text:outline-level="2"><text:span text:style-name="Strong_20_Emphasis"><text:span text:style-name="T1">9</text:span></text:span><text:span text:style-name="Strong_20_Emphasis">.2 Strong Warning Signs — Get Same-Day Medical Attention</text:span></text:h>
      <text:p text:style-name="Text_20_body">These suggest pressure is <text:span text:style-name="Emphasis">very</text:span> high or blood flow is under strain.</text:p>
      <text:h text:style-name="Heading_20_3" text:outline-level="3"><text:span text:style-name="Strong_20_Emphasis">• Strong, sudden headache</text:span></text:h>
      <text:p text:style-name="Text_20_body">Especially if it came out of nowhere.</text:p>
      <text:h text:style-name="Heading_20_3" text:outline-level="3"><text:span text:style-name="Strong_20_Emphasis">• Visual disturbances</text:span></text:h>
      <text:p text:style-name="Text_20_body">Flashing lights, blurred vision, tunnel vision.</text:p>
      <text:h text:style-name="Heading_20_3" text:outline-level="3"><text:span text:style-name="Strong_20_Emphasis">• Chest pain that lasts more than a minute</text:span></text:h>
      <text:p text:style-name="Text_20_body">Especially if it radiates to:</text:p>
      <text:list text:style-name="L2">
        <text:list-item>
          <text:p text:style-name="P2">Left arm</text:p>
        </text:list-item>
        <text:list-item>
          <text:p text:style-name="P2">Jaw</text:p>
        </text:list-item>
        <text:list-item>
          <text:p text:style-name="P2">Upper back</text:p>
        </text:list-item>
      </text:list>
      <text:h text:style-name="Heading_20_3" text:outline-level="3"><text:span text:style-name="Strong_20_Emphasis">• Shortness of breath at rest</text:span></text:h>
      <text:p text:style-name="Text_20_body">Not after exertion — at rest.</text:p>
      <text:h text:style-name="Heading_20_3" text:outline-level="3"><text:span text:style-name="Strong_20_Emphasis">• Numbness or weakness on one side</text:span></text:h>
      <text:p text:style-name="Text_20_body">Even if it goes away after a few minutes.</text:p>
      <text:p text:style-name="Text_20_body"><text:soft-page-break/>Action:<text:line-break/>Do <text:span text:style-name="Strong_20_Emphasis">not</text:span> wait.<text:line-break/>Call for help or go to a doctor/clinic the same day.</text:p>
      <text:p text:style-name="Horizontal_20_Line"/>
      <text:h text:style-name="Heading_20_2" text:outline-level="2"><text:span text:style-name="Strong_20_Emphasis"><text:span text:style-name="T1">9</text:span></text:span><text:span text:style-name="Strong_20_Emphasis">.3 Emergency Signs — Call an Ambulance</text:span></text:h>
      <text:p text:style-name="Text_20_body">These are classic red flags for hypertensive crisis, heart attack, or stroke.</text:p>
      <text:h text:style-name="Heading_20_3" text:outline-level="3"><text:span text:style-name="Strong_20_Emphasis">• Sudden severe headache (“worst ever”)</text:span></text:h>
      <text:p text:style-name="Text_20_body">Feels catastrophic, not ordinary.</text:p>
      <text:h text:style-name="Heading_20_3" text:outline-level="3"><text:span text:style-name="Strong_20_Emphasis">• Chest pressure that feels like weight or squeezing</text:span></text:h>
      <text:h text:style-name="Heading_20_3" text:outline-level="3"><text:span text:style-name="Strong_20_Emphasis">• Confusion or difficulty speaking</text:span></text:h>
      <text:h text:style-name="Heading_20_3" text:outline-level="3"><text:span text:style-name="Strong_20_Emphasis">• Loss of balance or collapse</text:span></text:h>
      <text:h text:style-name="Heading_20_3" text:outline-level="3"><text:span text:style-name="Strong_20_Emphasis">• Sudden severe breathlessness</text:span></text:h>
      <text:p text:style-name="Text_20_body">Do not drive yourself.<text:line-break/>Do not “wait 10 minutes to see if it goes away”.<text:line-break/>Speed is survival.</text:p>
      <text:p text:style-name="Horizontal_20_Line"/>
      <text:h text:style-name="Heading_20_2" text:outline-level="2"><text:span text:style-name="Strong_20_Emphasis"><text:span text:style-name="T1">9</text:span></text:span><text:span text:style-name="Strong_20_Emphasis">.4 When to Start Tracking Again</text:span></text:h>
      <text:p text:style-name="Text_20_body">Any time you notice:</text:p>
      <text:list text:style-name="L3">
        <text:list-item>
          <text:p text:style-name="P3">New chest sensations</text:p>
        </text:list-item>
        <text:list-item>
          <text:p text:style-name="P3">New head pressure</text:p>
        </text:list-item>
        <text:list-item>
          <text:p text:style-name="P3">New fatigue or dizziness</text:p>
        </text:list-item>
        <text:list-item>
          <text:p text:style-name="P3">Pulse irregularities</text:p>
        </text:list-item>
        <text:list-item>
          <text:p text:style-name="P3">Breathlessness beyond your normal baseline</text:p>
        </text:list-item>
      </text:list>
      <text:p text:style-name="Text_20_body">…start recording BP twice daily for 7 days.</text:p>
      <text:p text:style-name="Text_20_body">Patterns matter more than one reading.</text:p>
      <text:p text:style-name="Horizontal_20_Line"/>
      <text:h text:style-name="Heading_20_2" text:outline-level="2"><text:span text:style-name="Strong_20_Emphasis"><text:span text:style-name="T1">9</text:span></text:span><text:span text:style-name="Strong_20_Emphasis">.5 Why People Miss These Signs</text:span></text:h>
      <text:p text:style-name="Text_20_body">Three common mistakes:</text:p>
      <text:h text:style-name="Heading_20_3" text:outline-level="3"><text:span text:style-name="Strong_20_Emphasis">1. Blaming age</text:span></text:h>
      <text:p text:style-name="Text_20_body">“I’m just getting older” hides a lot of cardiovascular symptoms.</text:p>
      <text:h text:style-name="Heading_20_3" text:outline-level="3"><text:soft-page-break/><text:span text:style-name="Strong_20_Emphasis">2. Thinking symptoms will pass</text:span></text:h>
      <text:p text:style-name="Text_20_body">High BP does <text:span text:style-name="Emphasis">sometimes</text:span> settle, but repeated episodes damage vessels long-term.</text:p>
      <text:h text:style-name="Heading_20_3" text:outline-level="3"><text:span text:style-name="Strong_20_Emphasis">3. Underestimating the small stuff</text:span></text:h>
      <text:p text:style-name="Text_20_body">A tiny change in how your chest feels can be the only early warning.</text:p>
      <text:p text:style-name="Text_20_body">You already know this from your lung episode — you listened, and you saved yourself.</text:p>
      <text:p text:style-name="Horizontal_20_Line"/>
      <text:h text:style-name="Heading_20_2" text:outline-level="2"><text:span text:style-name="Strong_20_Emphasis"><text:span text:style-name="T1">9</text:span></text:span><text:span text:style-name="Strong_20_Emphasis">.6 The Simple Logic</text:span></text:h>
      <text:p text:style-name="Text_20_body">High blood pressure is a mechanical problem.<text:line-break/>Your body is a machine giving you messages.<text:line-break/>These messages aren’t emotional — they’re structural.</text:p>
      <text:p text:style-name="Text_20_body">Pay attention early → no drama.<text:line-break/>Ignore the warning lights → costs rise quickl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5:15:56.306761333</meta:creation-date>
    <meta:generator>LibreOffice/24.2.7.2$Linux_X86_64 LibreOffice_project/420$Build-2</meta:generator>
    <dc:date>2025-11-26T15:22:49.991712081</dc:date>
    <meta:editing-duration>PT6M54S</meta:editing-duration>
    <meta:editing-cycles>2</meta:editing-cycles>
    <meta:document-statistic meta:table-count="0" meta:image-count="0" meta:object-count="0" meta:page-count="4" meta:paragraph-count="68" meta:word-count="587" meta:character-count="3434" meta:non-whitespace-character-count="2920"/>
  </office:meta>
</office:document-meta>
</file>